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f0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2</text:span>. Create 3 variables as a search base url : Google, Yahoo, Bing and search via 3 different engines by changing the variabl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6:58:41.634000000</dc:date>
    <meta:editing-duration>PT44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" meta:word-count="23" meta:character-count="125" meta:non-whitespace-character-count="102"/>
  </office:meta>
</office:document-meta>
</file>